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8894in" svg:y="1.9594in">
            <draw:object draw:notify-on-update-of-ranges="Sheet1.A1:Sheet1.A1 Sheet1.A2:Sheet1.A56 Sheet1.B1:Sheet1.B1 Sheet1.B2:Sheet1.B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6380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oltage</text:p>
          </table:table-cell>
          <table:table-cell table:style-name="ce1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829" calcext:value-type="float">
            <text:p>3.829</text:p>
          </table:table-cell>
          <table:table-cell/>
          <table:table-cell office:value-type="string" calcext:value-type="string">
            <text:p>Video timestamp of t<text:span text:style-name="T1">0</text:span><text:span text:style-name="T2"> is 3s</text:span>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94" calcext:value-type="float">
            <text:p>3.494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357" calcext:value-type="float">
            <text:p>3.357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74" calcext:value-type="float">
            <text:p>3.174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038" calcext:value-type="float">
            <text:p>3.038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07" calcext:value-type="float">
            <text:p>2.907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89" calcext:value-type="float">
            <text:p>2.789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672" calcext:value-type="float">
            <text:p>2.672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574" calcext:value-type="float">
            <text:p>2.574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463" calcext:value-type="float">
            <text:p>2.463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37" calcext:value-type="float">
            <text:p>2.37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85" calcext:value-type="float">
            <text:p>2.285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195" calcext:value-type="float">
            <text:p>2.19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111" calcext:value-type="float">
            <text:p>2.111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37" calcext:value-type="float">
            <text:p>2.037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56" calcext:value-type="float">
            <text:p>1.956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885" calcext:value-type="float">
            <text:p>1.885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14" calcext:value-type="float">
            <text:p>1.814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749" calcext:value-type="float">
            <text:p>1.749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9" calcext:value-type="float">
            <text:p>1.69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63" calcext:value-type="float">
            <text:p>1.63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569" calcext:value-type="float">
            <text:p>1.569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1" calcext:value-type="float">
            <text:p>1.51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61" calcext:value-type="float">
            <text:p>1.461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07" calcext:value-type="float">
            <text:p>1.407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353" calcext:value-type="float">
            <text:p>1.353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11" calcext:value-type="float">
            <text:p>1.311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26" calcext:value-type="float">
            <text:p>1.26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221" calcext:value-type="float">
            <text:p>1.221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07" calcext:value-type="float">
            <text:p>1.207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168" calcext:value-type="float">
            <text:p>1.168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13" calcext:value-type="float">
            <text:p>1.13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095" calcext:value-type="float">
            <text:p>1.095</text:p>
          </table:table-cell>
          <table:table-cell table:number-columns-repeated="1638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53" calcext:value-type="float">
            <text:p>1.053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019" calcext:value-type="float">
            <text:p>1.019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sussy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12" calcext:value-type="float">
            <text:p>0.912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82" calcext:value-type="float">
            <text:p>0.88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852" calcext:value-type="float">
            <text:p>0.852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24" calcext:value-type="float">
            <text:p>0.824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93" calcext:value-type="float">
            <text:p>0.793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67" calcext:value-type="float">
            <text:p>0.767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4" calcext:value-type="float">
            <text:p>0.74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17" calcext:value-type="float">
            <text:p>0.717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9" calcext:value-type="float">
            <text:p>0.69</text:p>
          </table:table-cell>
          <table:table-cell table:number-columns-repeated="1638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67" calcext:value-type="float">
            <text:p>0.667</text:p>
          </table:table-cell>
          <table:table-cell table:number-columns-repeated="1638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5" calcext:value-type="float">
            <text:p>0.645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2" calcext:value-type="float">
            <text:p>0.602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79" calcext:value-type="float">
            <text:p>0.579</text:p>
          </table:table-cell>
          <table:table-cell table:number-columns-repeated="1638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42" calcext:value-type="float">
            <text:p>0.542</text:p>
          </table:table-cell>
          <table:table-cell table:number-columns-repeated="1638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05" calcext:value-type="float">
            <text:p>0.505</text:p>
          </table:table-cell>
          <table:table-cell table:number-columns-repeated="1638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73" calcext:value-type="float">
            <text:p>0.473</text:p>
          </table:table-cell>
          <table:table-cell table:number-columns-repeated="1638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42" calcext:value-type="float">
            <text:p>0.442</text:p>
          </table:table-cell>
          <table:table-cell table:number-columns-repeated="1638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12" calcext:value-type="float">
            <text:p>0.412</text:p>
          </table:table-cell>
          <table:table-cell table:number-columns-repeated="1638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85" calcext:value-type="float">
            <text:p>0.385</text:p>
          </table:table-cell>
          <table:table-cell table:number-columns-repeated="16382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09:49:12.779765469</meta:creation-date>
    <meta:generator>LibreOffice/7.4.2.3$Linux_X86_64 LibreOffice_project/40$Build-3</meta:generator>
    <dc:date>2022-11-02T10:40:54.230628620</dc:date>
    <meta:editing-duration>PT19M15S</meta:editing-duration>
    <meta:editing-cycles>2</meta:editing-cycles>
    <meta:document-statistic meta:table-count="1" meta:cell-count="1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4.009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28cm" svg:y="3.952cm" style:legend-expansion="high" chart:style-name="ch2"/>
        <chart:plot-area chart:style-name="ch3" table:cell-range-address="Sheet1.A1:Sheet1.B56" chart:data-source-has-labels="row" svg:x="0.342cm" svg:y="0.089cm" svg:width="11.634cm" svg:height="8.639cm">
          <chart:coordinate-region svg:x="1.069cm" svg:y="0.288cm" svg:width="10.62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6" chart:label-cell-address="Sheet1.B1:Sheet1.B1" chart:class="chart:scatter">
            <chart:domain table:cell-range-address="Sheet1.A2:Sheet1.A56"/>
            <chart:regression-curve chart:style-name="ch8">
              <chart:equation chart:display-equation="true" chart:display-r-square="false" svg:x="2.533cm" svg:y="0.983cm"/>
            </chart:regression-curve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6</svg:desc>
                </draw:g>
              </table:table-cell>
              <table:table-cell office:value-type="float" office:value="3.829">
                <text:p>3.829</text:p>
                <draw:g>
                  <svg:desc>Sheet1.B2:Sheet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357">
                <text:p>3.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.174">
                <text:p>3.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.907">
                <text:p>2.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.789">
                <text:p>2.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.037">
                <text:p>2.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.885">
                <text:p>1.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.749">
                <text:p>1.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1.569">
                <text:p>1.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1.407">
                <text:p>1.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">
                <text:p>250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">
                <text:p>26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0">
                <text:p>270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0">
                <text:p>28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">
                <text:p>30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">
                <text:p>310</text:p>
              </table:table-cell>
              <table:table-cell office:value-type="float" office:value="0.385">
                <text:p>0.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